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5000" officeooo:paragraph-rsid="000e5000"/>
    </style:style>
    <style:style style:name="P2" style:family="paragraph" style:parent-style-name="Standard" style:list-style-name="L1">
      <style:text-properties officeooo:rsid="000e5000" officeooo:paragraph-rsid="000e5000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62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nethical Behavior</text:span> <text:s/></text:p>
      <text:p text:style-name="P1">Unethical behavior is completely opposite of ethical behavior, In unethical behavior includes like those type of behavior that is not acceptable in public and social society.</text:p>
      <text:p text:style-name="P1"/>
      <text:p text:style-name="P1"><text:span text:style-name="T2">Factor effecting ethical behavior</text:span> <text:s text:c="2"/></text:p>
      <text:list xml:id="list3859577578" text:style-name="L1">
        <text:list-item>
          <text:p text:style-name="P2"><text:span text:style-name="T2">Dishonesty</text:span> : lack of honesty called dishonesty, its also represented unethical behavior .</text:p>
        </text:list-item>
        <text:list-item>
          <text:p text:style-name="P2"><text:span text:style-name="T2">Moral development</text:span> : lack of moral development also create an unethical behavior of person. Every employee should know the moral values ‘ what is right and what is wrong ‘</text:p>
        </text:list-item>
        <text:list-item>
          <text:p text:style-name="P2"><text:span text:style-name="T2">Self-interest</text:span> : self interest represent needs and desire of employee, we can also measure unethical behavior with self-interest.</text:p>
        </text:list-item>
        <text:list-item>
          <text:p text:style-name="P2"><text:span text:style-name="T2">Conventional </text:span>: <text:span text:style-name="T3">conventional means a character that accepted by a society.</text:span></text:p>
        </text:list-item>
        <text:list-item>
          <text:p text:style-name="P2"><text:span text:style-name="T2">Principal</text:span> : <text:span text:style-name="T3">individual principal also effecting ethical behavior. </text:span></text:p>
        </text:list-item>
        <text:list-item>
          <text:p text:style-name="P2"><text:span text:style-name="T2">Incentives</text:span> : <text:span text:style-name="T3">the level of incentive also a cause of unethical behavior. </text:span></text:p>
        </text:list-item>
        <text:list-item>
          <text:p text:style-name="P2"><text:span text:style-name="T2">Negotiation</text:span> : <text:span text:style-name="T3">In the situation of negotiation maintain a ethical behavior is very difficult. </text:span></text:p>
        </text:list-item>
        <text:list-item>
          <text:p text:style-name="P2"><text:span text:style-name="T2">Character </text:span>: <text:span text:style-name="T3">character represent the behavior of person, ethics also measure with the character of a person.</text:span></text:p>
        </text:list-item>
        <text:list-item>
          <text:p text:style-name="P2"><text:span text:style-name="T2">Justification</text:span> : <text:span text:style-name="T3">justification among any work also a sign of unethical behavior. 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3T18:41:57.231459011</meta:creation-date>
    <dc:date>2023-02-13T18:59:30.709263246</dc:date>
    <meta:editing-duration>PT6M13S</meta:editing-duration>
    <meta:editing-cycles>1</meta:editing-cycles>
    <meta:document-statistic meta:table-count="0" meta:image-count="0" meta:object-count="0" meta:page-count="1" meta:paragraph-count="12" meta:word-count="176" meta:character-count="1117" meta:non-whitespace-character-count="953"/>
    <meta:generator>LibreOffice/6.0.7.3$Linux_X86_64 LibreOffice_project/00m0$Build-3</meta:generator>
  </office:meta>
</office:document-meta>
</file>